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 table:number-rows-repeated="1"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3000.0">
            <text:p>3 00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2000.0">
            <text:p>2 00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1000.0">
            <text:p>1 00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-2000">
            <text:p>-2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3000">
            <text:p>3 000</text:p>
          </table:table-cell>
          <table:table-cell office:value-type="string" office:string-value="2017-05-17">
            <text:p>2017-05-17</text:p>
          </table:table-cell>
          <table:table-cell office:value-type="string" office:string-value="New Info">
            <text:p>New Info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